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 you mind giving me feedback on whether the code looks neat? I had issues with the body because some things if I placed on a new line for neatness puposes it placed it on a new line in the browser too. I think it might be related to CSS. So there's some messiness there. The icons for youtube and twitter are links. The Plan A day page isn't finished yet. I'm going to add another section for attractions and another one for food that will be filled with lin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ya Semenova</meta:initial-creator>
    <meta:creation-date>2015-12-29T23:37:13.38</meta:creation-date>
    <meta:document-statistic meta:table-count="0" meta:image-count="0" meta:object-count="0" meta:page-count="1" meta:paragraph-count="1" meta:word-count="90" meta:character-count="463"/>
    <dc:date>2015-12-29T23:40:34.18</dc:date>
    <dc:creator>Katya Semenova</dc:creator>
    <meta:editing-duration>PT3M25S</meta:editing-duration>
    <meta:editing-cycles>1</meta:editing-cycles>
    <meta:generator>OpenOffice/4.1.1$Win32 OpenOffice.org_project/411m6$Build-9775</meta:generator>
  </office:meta>
</office:document-meta>
</file>